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7">
            <text:p>SRR-3217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3170.0">
            <text:p>31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4658">
            <text:p>GrN-24658</text:p>
          </table:table-cell>
          <table:table-cell office:value-type="float" office:value="50.65">
            <text:p>50.65</text:p>
          </table:table-cell>
          <table:table-cell office:value-type="float" office:value="-0.4">
            <text:p>-0.4</text:p>
          </table:table-cell>
          <table:table-cell office:value-type="float" office:value="8870.0">
            <text:p>88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0.48">
            <text:p>-30.4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410">
            <text:p>Beta-117410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4150.0">
            <text:p>41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409">
            <text:p>Beta-117409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520.0">
            <text:p>25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3">
            <text:p>-2.5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17544">
            <text:p>Beta-117544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3610.0">
            <text:p>36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2">
            <text:p>-5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6">
            <text:p>SRR-3216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3080.0">
            <text:p>30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2">
            <text:p>SRR-2452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8770.0">
            <text:p>8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15">
            <text:p>-28.1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5">
            <text:p>SRR-2685</text:p>
          </table:table-cell>
          <table:table-cell office:value-type="float" office:value="50.86">
            <text:p>50.86</text:p>
          </table:table-cell>
          <table:table-cell office:value-type="float" office:value="0.51">
            <text:p>0.51</text:p>
          </table:table-cell>
          <table:table-cell office:value-type="float" office:value="5900.0">
            <text:p>590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2">
            <text:p>-8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3">
            <text:p>SRR-2683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6020.0">
            <text:p>602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6">
            <text:p>-10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2">
            <text:p>SRR-2682</text:p>
          </table:table-cell>
          <table:table-cell office:value-type="float" office:value="50.86">
            <text:p>50.86</text:p>
          </table:table-cell>
          <table:table-cell office:value-type="float" office:value="0.53">
            <text:p>0.53</text:p>
          </table:table-cell>
          <table:table-cell office:value-type="float" office:value="5780.0">
            <text:p>578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65">
            <text:p>-9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1">
            <text:p>SRR-2681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5">
            <text:p>-7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680">
            <text:p>SRR-2680</text:p>
          </table:table-cell>
          <table:table-cell office:value-type="float" office:value="50.86">
            <text:p>50.86</text:p>
          </table:table-cell>
          <table:table-cell office:value-type="float" office:value="0.52">
            <text:p>0.52</text:p>
          </table:table-cell>
          <table:table-cell office:value-type="float" office:value="2170.0">
            <text:p>217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5">
            <text:p>SRR-2455</text:p>
          </table:table-cell>
          <table:table-cell office:value-type="float" office:value="50.79">
            <text:p>50.79</text:p>
          </table:table-cell>
          <table:table-cell office:value-type="float" office:value="0.29">
            <text:p>0.29</text:p>
          </table:table-cell>
          <table:table-cell office:value-type="float" office:value="3750.0">
            <text:p>375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2454">
            <text:p>SRR-2454</text:p>
          </table:table-cell>
          <table:table-cell office:value-type="float" office:value="50.79">
            <text:p>50.79</text:p>
          </table:table-cell>
          <table:table-cell office:value-type="float" office:value="0.29">
            <text:p>0.29</text:p>
          </table:table-cell>
          <table:table-cell office:value-type="float" office:value="3390.0">
            <text:p>339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3">
            <text:p>-1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Q-690">
            <text:p>Q-690</text:p>
          </table:table-cell>
          <table:table-cell office:value-type="float" office:value="50.89">
            <text:p>50.89</text:p>
          </table:table-cell>
          <table:table-cell office:value-type="float" office:value="-0.55">
            <text:p>-0.55</text:p>
          </table:table-cell>
          <table:table-cell office:value-type="float" office:value="2620.0">
            <text:p>262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802">
            <text:p>GrA-23802</text:p>
          </table:table-cell>
          <table:table-cell office:value-type="float" office:value="50.62">
            <text:p>50.62</text:p>
          </table:table-cell>
          <table:table-cell office:value-type="float" office:value="-0.47">
            <text:p>-0.47</text:p>
          </table:table-cell>
          <table:table-cell office:value-type="float" office:value="8870.0">
            <text:p>88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8">
            <text:p>-33.9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OxA-12976b">
            <text:p>OxA-12976b</text:p>
          </table:table-cell>
          <table:table-cell office:value-type="float" office:value="50.65">
            <text:p>50.65</text:p>
          </table:table-cell>
          <table:table-cell office:value-type="float" office:value="-0.43">
            <text:p>-0.43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6.78">
            <text:p>-36.7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2">
            <text:p>Beta-105862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470.0">
            <text:p>2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6">
            <text:p>-2.7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OxA-12976a">
            <text:p>OxA-12976a</text:p>
          </table:table-cell>
          <table:table-cell office:value-type="float" office:value="50.65">
            <text:p>50.65</text:p>
          </table:table-cell>
          <table:table-cell office:value-type="float" office:value="-0.43">
            <text:p>-0.43</text:p>
          </table:table-cell>
          <table:table-cell office:value-type="float" office:value="8820.0">
            <text:p>88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4.38">
            <text:p>-34.3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215">
            <text:p>SRR-3215</text:p>
          </table:table-cell>
          <table:table-cell office:value-type="float" office:value="50.81">
            <text:p>50.81</text:p>
          </table:table-cell>
          <table:table-cell office:value-type="float" office:value="0.27">
            <text:p>0.27</text:p>
          </table:table-cell>
          <table:table-cell office:value-type="float" office:value="2290.0">
            <text:p>22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79">
            <text:p>SRR-379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8760.0">
            <text:p>87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35">
            <text:p>-28.3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8213">
            <text:p>GrN-28213</text:p>
          </table:table-cell>
          <table:table-cell office:value-type="float" office:value="50.62">
            <text:p>50.62</text:p>
          </table:table-cell>
          <table:table-cell office:value-type="float" office:value="-0.46">
            <text:p>-0.46</text:p>
          </table:table-cell>
          <table:table-cell office:value-type="float" office:value="9550.0">
            <text:p>95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08">
            <text:p>-40.0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irm-168">
            <text:p>Birm-168</text:p>
          </table:table-cell>
          <table:table-cell office:value-type="float" office:value="50.87">
            <text:p>50.87</text:p>
          </table:table-cell>
          <table:table-cell office:value-type="float" office:value="0.01">
            <text:p>0.01</text:p>
          </table:table-cell>
          <table:table-cell office:value-type="float" office:value="6290.0">
            <text:p>629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13">
            <text:p>-10.13</text:p>
          </table:table-cell>
          <table:table-cell office:value-type="float" office:value="1.99">
            <text:p>1.99</text:p>
          </table:table-cell>
          <table:table-cell office:value-type="float" office:value="1.99">
            <text:p>1.99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4">
            <text:p>Beta-105864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440.0">
            <text:p>34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5">
            <text:p>Beta-105865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570.0">
            <text:p>35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7">
            <text:p>-3.6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4569">
            <text:p>GrN-24569</text:p>
          </table:table-cell>
          <table:table-cell office:value-type="float" office:value="50.65">
            <text:p>50.65</text:p>
          </table:table-cell>
          <table:table-cell office:value-type="float" office:value="-0.4">
            <text:p>-0.4</text:p>
          </table:table-cell>
          <table:table-cell office:value-type="float" office:value="9200.0">
            <text:p>92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8">
            <text:p>-33.9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7">
            <text:p>Beta-105867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810.0">
            <text:p>28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8">
            <text:p>Beta-105868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980.0">
            <text:p>2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1">
            <text:p>-2.9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N-28212">
            <text:p>GrN-28212</text:p>
          </table:table-cell>
          <table:table-cell office:value-type="float" office:value="50.65">
            <text:p>50.65</text:p>
          </table:table-cell>
          <table:table-cell office:value-type="float" office:value="-0.37">
            <text:p>-0.37</text:p>
          </table:table-cell>
          <table:table-cell office:value-type="float" office:value="9100.0">
            <text:p>91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78">
            <text:p>-33.7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799">
            <text:p>GrA-23799</text:p>
          </table:table-cell>
          <table:table-cell office:value-type="float" office:value="50.6">
            <text:p>50.6</text:p>
          </table:table-cell>
          <table:table-cell office:value-type="float" office:value="-0.55">
            <text:p>-0.55</text:p>
          </table:table-cell>
          <table:table-cell office:value-type="float" office:value="9300.0">
            <text:p>93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28">
            <text:p>-40.2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3">
            <text:p>Beta-135993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SRR-380">
            <text:p>SRR-380</text:p>
          </table:table-cell>
          <table:table-cell office:value-type="float" office:value="50.79">
            <text:p>50.79</text:p>
          </table:table-cell>
          <table:table-cell office:value-type="float" office:value="0.33">
            <text:p>0.33</text:p>
          </table:table-cell>
          <table:table-cell office:value-type="float" office:value="9510.0">
            <text:p>951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9.76">
            <text:p>-29.76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2">
            <text:p>Beta-135992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580.0">
            <text:p>35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35991">
            <text:p>Beta-135991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2620.0">
            <text:p>2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2003,ShennanEtal2018">
            <text:p>JenningsEtal2003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6">
            <text:p>Beta-127566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6190.0">
            <text:p>6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24">
            <text:p>-7.24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GrA-23803">
            <text:p>GrA-23803</text:p>
          </table:table-cell>
          <table:table-cell office:value-type="float" office:value="50.63">
            <text:p>50.63</text:p>
          </table:table-cell>
          <table:table-cell office:value-type="float" office:value="-0.35">
            <text:p>-0.35</text:p>
          </table:table-cell>
          <table:table-cell office:value-type="float" office:value="9770.0">
            <text:p>97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3.68">
            <text:p>-43.6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GuptaEtal2008,ShennanEtal2018">
            <text:p>GuptaEtal2008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4">
            <text:p>Beta-127564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4700.0">
            <text:p>47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5">
            <text:p>-6.7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27565">
            <text:p>Beta-127565</text:p>
          </table:table-cell>
          <table:table-cell office:value-type="float" office:value="50.86">
            <text:p>50.86</text:p>
          </table:table-cell>
          <table:table-cell office:value-type="float" office:value="0.05">
            <text:p>0.05</text:p>
          </table:table-cell>
          <table:table-cell office:value-type="float" office:value="5570.0">
            <text:p>5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46">
            <text:p>-6.46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WallerEarly2015,ShennanEtal2018">
            <text:p>WallerEarly2015,ShennanEtal2018</text:p>
          </table:table-cell>
        </table:table-row>
        <table:table-row>
          <table:table-cell office:value-type="string" office:value="Sussex">
            <text:p>Sussex</text:p>
          </table:table-cell>
          <table:table-cell office:value-type="string" office:value="radiocarbon">
            <text:p>radiocarbon</text:p>
          </table:table-cell>
          <table:table-cell office:value-type="string" office:value="Beta-105863">
            <text:p>Beta-105863</text:p>
          </table:table-cell>
          <table:table-cell office:value-type="float" office:value="50.8">
            <text:p>50.8</text:p>
          </table:table-cell>
          <table:table-cell office:value-type="float" office:value="0.29">
            <text:p>0.29</text:p>
          </table:table-cell>
          <table:table-cell office:value-type="float" office:value="3210.0">
            <text:p>32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2003,ShennanEtal2018">
            <text:p>JenningsEtal200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